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1" svg:font-family="Symbol" style:font-family-generic="roman" style:font-pitch="variable" style:font-charset="x-symbol"/>
    <style:font-face style:name="Mangal1" svg:font-family="Mangal"/>
    <style:font-face style:name="NimbusRomNo9L-Regu" svg:font-family="NimbusRomNo9L-Regu"/>
    <style:font-face style:name="NimbusRomNo9L-ReguItal" svg:font-family="NimbusRomNo9L-ReguItal"/>
    <style:font-face style:name="OpenSymbol" svg:font-family="OpenSymbol, 'Arial Unicode MS'"/>
    <style:font-face style:name="Courier New" svg:font-family="'Courier New'"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font-size-asian="16pt" style:font-name-complex="Arial" style:font-style-complex="italic"/>
    </style:style>
    <style:style style:name="P2" style:family="paragraph" style:parent-style-name="Standard">
      <style:paragraph-properties>
        <style:tab-stops>
          <style:tab-stop style:position="1.6252in" style:type="right"/>
          <style:tab-stop style:position="1.75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6252in" style:type="right"/>
          <style:tab-stop style:position="1.75in"/>
        </style:tab-stops>
      </style:paragraph-properties>
      <style:text-properties fo:font-weight="bold" style:font-weight-asian="bold" style:font-weight-complex="bold"/>
    </style:style>
    <style:style style:name="P5" style:family="paragraph" style:parent-style-name="Standard">
      <style:paragraph-properties>
        <style:tab-stops>
          <style:tab-stop style:position="4.7252in" style:type="center"/>
        </style:tab-stops>
      </style:paragraph-properties>
    </style:style>
    <style:style style:name="P6" style:family="paragraph" style:parent-style-name="Standard">
      <style:paragraph-properties>
        <style:tab-stops>
          <style:tab-stop style:position="1.1811in" style:type="center"/>
          <style:tab-stop style:position="4.7252in" style:type="center"/>
        </style:tab-stops>
      </style:paragraph-properties>
    </style:style>
    <style:style style:name="P7" style:family="paragraph" style:parent-style-name="Standard">
      <style:text-properties style:font-name="Times New Roman"/>
    </style:style>
    <style:style style:name="P8" style:family="paragraph" style:parent-style-name="Standard">
      <style:text-properties fo:language="en" fo:country="US" style:language-complex="ar" style:country-complex="SA"/>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master-page-name="Standard">
      <style:paragraph-properties fo:text-align="center" style:justify-single-word="false" style:page-number="auto"/>
      <style:text-properties style:font-name="Arial" fo:font-size="16pt" style:font-size-asian="16pt" style:font-name-complex="Arial" style:font-style-complex="italic"/>
    </style:style>
    <style:style style:name="P11" style:family="paragraph" style:parent-style-name="Standard" style:list-style-name="WW8Num2">
      <style:text-properties style:font-name="Times New Roman" fo:font-size="12pt" style:font-size-asian="12pt" style:font-size-complex="12pt"/>
    </style:style>
    <style:style style:name="P12" style:family="paragraph" style:parent-style-name="Standard" style:list-style-name="WW8Num3">
      <style:paragraph-properties fo:text-align="start" style:justify-single-word="false" style:text-autospace="none"/>
      <style:text-properties style:font-name="Times New Roman" fo:font-size="12pt" style:font-size-asian="12pt" style:font-size-complex="12pt"/>
    </style:style>
    <style:style style:name="P13" style:family="paragraph" style:parent-style-name="Standard" style:list-style-name="WW8Num3">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14" style:family="paragraph" style:parent-style-name="Heading_20_1">
      <style:paragraph-properties>
        <style:tab-stops>
          <style:tab-stop style:position="6.25in" style:type="right"/>
        </style:tab-stops>
      </style:paragraph-properties>
    </style:style>
    <style:style style:name="P15" style:family="paragraph" style:parent-style-name="Heading_20_3">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cs" fo:country="CZ" fo:font-weight="bold" style:font-weight-asian="bold"/>
    </style:style>
    <style:style style:name="T6" style:family="text">
      <style:text-properties fo:language="cs" fo:country="CZ" fo:font-weight="bold" style:font-weight-asian="bold" style:font-weight-complex="bold"/>
    </style:style>
    <style:style style:name="T7" style:family="text">
      <style:text-properties style:font-name-asian="NimbusRomNo9L-Regu" style:font-name-complex="NimbusRomNo9L-Regu"/>
    </style:style>
    <style:style style:name="T8" style:family="text">
      <style:text-properties fo:font-style="italic" style:font-name-asian="NimbusRomNo9L-ReguItal" style:font-style-asian="italic" style:font-name-complex="NimbusRomNo9L-ReguItal"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České vysoké učení technické v Praze</text:p>
      <text:p text:style-name="P1">Fakulta jaderná a fyzikálně inženýrská</text:p>
      <text:p text:style-name="Standard"/>
      <text:p text:style-name="Standard"/>
      <text:h text:style-name="P14" text:outline-level="1">Katedra softwarového inženýrství v ekonomii<text:tab/>Akademický rok 2013/2014</text:h>
      <text:p text:style-name="Standard"/>
      <text:h text:style-name="Heading_20_2" text:outline-level="2"/>
      <text:h text:style-name="Heading_20_2" text:outline-level="2"/>
      <text:h text:style-name="Heading_20_2" text:outline-level="2">ZADÁNÍ DIPLOMOVÉ PRÁCE</text:h>
      <text:p text:style-name="Standard"/>
      <text:p text:style-name="Standard"/>
      <text:p text:style-name="Standard"/>
      <text:p text:style-name="Standard"/>
      <text:p text:style-name="P4"><text:tab/>Pro:<text:tab/>Bc. Václav Honzík</text:p>
      <text:p text:style-name="P4"/>
      <text:p text:style-name="P2"><text:tab/><text:span text:style-name="T2">Obor:<text:tab/>Inženýrská informatika </text:span></text:p>
      <text:p text:style-name="P4"/>
      <text:p text:style-name="P2"><text:tab/><text:span text:style-name="T2">Zaměření:<text:tab/>Softwarové inženýrství v ekonomii</text:span></text:p>
      <text:p text:style-name="P4"/>
      <text:p text:style-name="P2"><text:span text:style-name="T2"><text:tab/>Název práce česky:<text:tab/>N</text:span><text:span text:style-name="T6">avigovaní ve virtuálním svetě</text:span></text:p>
      <text:p text:style-name="P4"/>
      <text:p text:style-name="P2"><text:span text:style-name="T1"><text:tab/>Název práce anglicky:<text:tab/></text:span><text:span text:style-name="T5">Navigation in</text:span><text:span text:style-name="T3"> virtual environment</text:span></text:p>
      <text:p text:style-name="Standard"/>
      <text:p text:style-name="Standard"/>
      <text:p text:style-name="Standard"/>
      <text:p text:style-name="Standard"/>
      <text:h text:style-name="P15" text:outline-level="3">Osnova</text:h>
      <text:p text:style-name="P8">The goal of this master thesis is to design and implement a natural language generation system able to navigate humans in a virtual environment. Navigation instructions will be generated in English and can refer to objects of interest in a virtual world. The system should aim at minimizing the time required to pass a task in the virtual world. The experimental framework will be inspired by the GIVE challenge, which is a competition in automatic navigation of humans in virtual environment. GIVE datasets will be used for modeling, machine learning and evaluation purposes too.</text:p>
      <text:p text:style-name="P9">Doporučená literatura:</text:p>
      <text:p text:style-name="Standard"/>
      <text:list xml:id="list1656684216" text:style-name="WW8Num2">
        <text:list-item>
          <text:p text:style-name="P11"><text:span text:style-name="T7">Alexander Koller, Kristina Striegnitz, Donna Byron, Justine Cassell, Robert Dale, Johanna Moore, and Jon Oberlander. 2010a. The first challenge on generating instructions in virtual environments. In </text:span><text:span text:style-name="T8">Empirical Methods in Natural Language Generation</text:span><text:span text:style-name="T7">, pages 328–352. Springer.</text:span></text:p>
        </text:list-item>
      </text:list>
      <text:list xml:id="list681181653" text:style-name="WW8Num3">
        <text:list-item>
          <text:p text:style-name="P12"><text:span text:style-name="T7">Alexander Koller, Kristina Striegnitz, Andrew Gargett, Donna Byron, Justine Cassell, Robert Dale, Johanna Moore, and Jon Oberlander. 2010b. Report on the second nlg challenge on generating instructions in virtual environments (give-2). In </text:span><text:span text:style-name="T8">Proceedings of the 6th international natural language generation conference</text:span><text:span text:style-name="T7">, pages 243–250. Association for Computational Linguistics.</text:span></text:p>
        </text:list-item>
        <text:list-item>
          <text:p text:style-name="P13">Reports of participating teams in GIVE challenge</text:p>
        </text:list-item>
      </text:list>
      <text:p text:style-name="P7"/>
      <text:p text:style-name="Standard"/>
      <text:p text:style-name="Standard"/>
      <text:p text:style-name="Standard"/>
      <text:p text:style-name="Standard"/>
      <text:p text:style-name="Standard"/>
      <text:p text:style-name="Standard"/>
      <text:p text:style-name="P3">Jméno a pracoviště vedoucího práce: </text:p>
      <text:p text:style-name="Standard"/>
      <text:p text:style-name="Standard">Doc. Ing. Zdeněk Žabokrtský, Ph.D. - Institute of Formal and Applied Linguistic, Faculty of Mathematics and Physics, Charles University in Prague</text:p>
      <text:p text:style-name="Standard"/>
      <text:p text:style-name="Standard"/>
      <text:p text:style-name="Standard"/>
      <text:p text:style-name="Standard"/>
      <text:p text:style-name="Standard"/>
      <text:p text:style-name="P5"><text:tab/>……………………………</text:p>
      <text:p text:style-name="P5"><text:tab/>vedoucí práce</text:p>
      <text:p text:style-name="P3">Datum zadání diplomové práce:</text:p>
      <text:p text:style-name="P3"/>
      <text:p text:style-name="P3">Termín odevzdání diplomové práce:</text:p>
      <text:p text:style-name="Standard"/>
      <text:p text:style-name="Standard"/>
      <text:p text:style-name="Standard"/>
      <text:p text:style-name="Standard"/>
      <text:p text:style-name="Standard"/>
      <text:p text:style-name="Standard"/>
      <text:p text:style-name="Standard"/>
      <text:p text:style-name="Standard"/>
      <text:p text:style-name="P6"><text:tab/>……………………………<text:tab/>……………………………</text:p>
      <text:p text:style-name="P6"><text:tab/>vedoucí katedry<text:tab/>děkan</text:p>
      <text:p text:style-name="Standard"/>
      <text:p text:style-name="Standard"/>
      <text:p text:style-name="Standard"/>
      <text:p text:style-name="Standard"/>
      <text:p text:style-name="Standard">V  Praze dn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Symbol1" svg:font-family="Symbol" style:font-family-generic="roman" style:font-pitch="variable" style:font-charset="x-symbol"/>
    <style:font-face style:name="Mangal1" svg:font-family="Mangal"/>
    <style:font-face style:name="NimbusRomNo9L-Regu" svg:font-family="NimbusRomNo9L-Regu"/>
    <style:font-face style:name="NimbusRomNo9L-ReguItal" svg:font-family="NimbusRomNo9L-ReguItal"/>
    <style:font-face style:name="OpenSymbol" svg:font-family="OpenSymbol, 'Arial Unicode MS'"/>
    <style:font-face style:name="Courier New" svg:font-family="'Courier New'"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0pt" fo:font-weight="bold" style:font-size-asian="20pt" style:font-weight-asian="bold"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1z0" style:family="text">
      <style:text-properties style:font-name="Symbol1" style:font-name-complex="Symbol1"/>
    </style:style>
    <style:style style:name="Standardní_20_písmo_20_odstavce" style:display-name="Standardní písmo odstavce"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České vysoké učení technické v Praze</dc:title>
    <meta:initial-creator>ČVUT</meta:initial-creator>
    <meta:creation-date>2007-09-25T09:48:00</meta:creation-date>
    <dc:date>2013-09-10T11:47:12</dc:date>
    <meta:print-date>2004-10-12T13:27:00</meta:print-date>
    <meta:editing-cycles>13</meta:editing-cycles>
    <meta:editing-duration>PT13M27S</meta:editing-duration>
    <meta:generator>LibreOffice/3.5$Linux_X86_64 LibreOffice_project/350m1$Build-2</meta:generator>
    <dc:creator>Vaclav Honzik</dc:creator>
    <meta:document-statistic meta:table-count="0" meta:image-count="0" meta:object-count="0" meta:page-count="2" meta:paragraph-count="24" meta:word-count="283" meta:character-count="2007" meta:non-whitespace-character-count="1739"/>
  </office:meta>
</office:document-meta>
</file>